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EB0000477E00001BF282B32106F31251B4.svg" manifest:media-type="image/svg+xml"/>
  <manifest:file-entry manifest:full-path="Pictures/100002010000011D0000011D52BB217503849BB2.png" manifest:media-type="image/png"/>
  <manifest:file-entry manifest:full-path="Pictures/100002010000011D0000011D63BA53458338C97A.png" manifest:media-type="image/png"/>
  <manifest:file-entry manifest:full-path="Pictures/10000201000002580000012C86E0A2C3EDADFE67.png" manifest:media-type="image/png"/>
  <manifest:file-entry manifest:full-path="Pictures/1000020100000257000002B415942A5650C5B3C3.png" manifest:media-type="image/png"/>
  <manifest:file-entry manifest:full-path="Pictures/100002010000019000000073B3946D7B769C17AA.png" manifest:media-type="image/png"/>
  <manifest:file-entry manifest:full-path="Pictures/10000201000002B40000010EEDFF1CE380A254C3.png" manifest:media-type="image/png"/>
  <manifest:file-entry manifest:full-path="Pictures/1000020100000258000002585628CE490E09281B.png" manifest:media-type="image/png"/>
  <manifest:file-entry manifest:full-path="Pictures/10000201000003FC000003FCCEACD62AF3BD778C.png" manifest:media-type="image/png"/>
  <manifest:file-entry manifest:full-path="Pictures/100002010000028A000000FCA1E4795AD003D3EE.png" manifest:media-type="image/png"/>
  <manifest:file-entry manifest:full-path="Pictures/1000020100000CCC000005D0A898A760A49FEA6D.png" manifest:media-type="image/png"/>
  <manifest:file-entry manifest:full-path="Pictures/1000000000000190000001904C0818D80408F187.png" manifest:media-type="image/png"/>
  <manifest:file-entry manifest:full-path="Pictures/10000201000000E4000001FEAA0363D8D79D9090.png" manifest:media-type="image/png"/>
  <manifest:file-entry manifest:full-path="Pictures/1000033D00003DF50000478CF8B45FBEFC4386D2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299cm, 0cm, 2.65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54cm, 0cm, 1.75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1cm, 0.804cm, 0.375cm, 1.01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1cm, 6.961cm, 6.607cm, 6.92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2cm, 4.704cm, 3.61cm, 4.17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6cm, 0.508cm, 0.635cm, 0.56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gr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7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4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1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04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1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56cm" svg:height="5.169cm" svg:x="3.286cm" svg:y="14.627cm">
          <draw:image xlink:href="Pictures/1000020100000258000002585628CE490E09281B.png" xlink:type="simple" xlink:show="embed" xlink:actuate="onLoad">
            <text:p/>
          </draw:image>
        </draw:frame>
        <draw:frame draw:style-name="gr2" draw:text-style-name="P1" draw:layer="layout" svg:width="2.297cm" svg:height="2.297cm" svg:x="18.734cm" svg:y="15.786cm">
          <draw:image xlink:href="Pictures/100002010000011D0000011D63BA53458338C97A.png" xlink:type="simple" xlink:show="embed" xlink:actuate="onLoad">
            <text:p/>
          </draw:image>
        </draw:frame>
        <draw:frame draw:style-name="gr3" draw:text-style-name="P1" draw:layer="layout" svg:width="8.899cm" svg:height="2.603cm" svg:x="22.303cm" svg:y="18.502cm">
          <draw:image xlink:href="Pictures/10000201000002580000012C86E0A2C3EDADFE67.png" xlink:type="simple" xlink:show="embed" xlink:actuate="onLoad">
            <text:p/>
          </draw:image>
        </draw:frame>
        <draw:frame draw:style-name="gr4" draw:text-style-name="P1" draw:layer="layout" svg:width="7.615cm" svg:height="1.986cm" svg:x="22.837cm" svg:y="17.078cm">
          <draw:image xlink:href="Pictures/100002010000019000000073B3946D7B769C17AA.png" xlink:type="simple" xlink:show="embed" xlink:actuate="onLoad">
            <text:p/>
          </draw:image>
        </draw:frame>
        <draw:frame draw:style-name="gr5" draw:text-style-name="P1" draw:layer="layout" svg:width="4.064cm" svg:height="4.275cm" svg:x="27.162cm" svg:y="4.218cm">
          <draw:image xlink:href="Pictures/10000201000003FC000003FCCEACD62AF3BD778C.png" xlink:type="simple" xlink:show="embed" xlink:actuate="onLoad">
            <text:p/>
          </draw:image>
        </draw:frame>
        <draw:frame draw:style-name="gr6" draw:text-style-name="P1" draw:layer="layout" svg:width="6.858cm" svg:height="2.736cm" svg:x="20.323cm" svg:y="7.381cm">
          <draw:image xlink:href="Pictures/1000020100000CCC000005D0A898A760A49FEA6D.png" xlink:type="simple" xlink:show="embed" xlink:actuate="onLoad">
            <text:p/>
          </draw:image>
        </draw:frame>
        <draw:frame draw:style-name="gr2" draw:text-style-name="P1" draw:layer="layout" svg:width="1.987cm" svg:height="4.445cm" svg:x="18.183cm" svg:y="5.988cm">
          <draw:image xlink:href="Pictures/10000201000000E4000001FEAA0363D8D79D9090.png" xlink:type="simple" xlink:show="embed" xlink:actuate="onLoad">
            <text:p/>
          </draw:image>
        </draw:frame>
        <draw:frame draw:style-name="gr2" draw:text-style-name="P1" draw:layer="layout" svg:width="2.856cm" svg:height="2.856cm" svg:x="18.083cm" svg:y="2.589cm">
          <draw:image xlink:href="Pictures/1000000000000190000001904C0818D80408F187.png" xlink:type="simple" xlink:show="embed" xlink:actuate="onLoad">
            <text:p/>
          </draw:image>
        </draw:frame>
        <draw:frame draw:style-name="gr7" draw:text-style-name="P1" draw:layer="layout" svg:width="6.731cm" svg:height="2.332cm" svg:x="1.508cm" svg:y="5.399cm">
          <draw:image xlink:href="Pictures/100002010000028A000000FCA1E4795AD003D3EE.png" xlink:type="simple" xlink:show="embed" xlink:actuate="onLoad">
            <text:p/>
          </draw:image>
        </draw:frame>
        <draw:frame draw:style-name="gr2" draw:text-style-name="P1" draw:layer="layout" svg:width="4.685cm" svg:height="5.41cm" svg:x="21.715cm" svg:y="1.305cm">
          <draw:image xlink:href="Pictures/1000033D00003DF50000478CF8B45FBEFC4386D2.svg" xlink:type="simple" xlink:show="embed" xlink:actuate="onLoad">
            <text:p/>
          </draw:image>
          <draw:image xlink:href="Pictures/1000020100000257000002B415942A5650C5B3C3.png" xlink:type="simple" xlink:show="embed" xlink:actuate="onLoad"/>
        </draw:frame>
        <draw:frame draw:style-name="gr2" draw:text-style-name="P1" draw:layer="layout" svg:width="2.297cm" svg:height="2.297cm" svg:x="28.94cm" svg:y="1.116cm">
          <draw:image xlink:href="Pictures/100002010000011D0000011D52BB217503849BB2.png" xlink:type="simple" xlink:show="embed" xlink:actuate="onLoad">
            <text:p/>
          </draw:image>
        </draw:frame>
        <draw:frame draw:style-name="gr8" draw:text-style-name="P3" draw:layer="layout" svg:width="10.16cm" svg:height="1.356cm" svg:x="20.431cm" svg:y="10.271cm">
          <draw:text-box>
            <text:p text:style-name="P2"><text:span text:style-name="T1">Port 9000 Proxies { }</text:span></text:p>
          </draw:text-box>
        </draw:frame>
        <draw:line draw:style-name="gr9" draw:text-style-name="P2" draw:layer="layout" svg:x1="8.874cm" svg:y1="5.826cm" svg:x2="17.002cm" svg:y2="5.826cm">
          <text:p/>
        </draw:line>
        <draw:line draw:style-name="gr9" draw:text-style-name="P2" draw:layer="layout" svg:x1="16.748cm" svg:y1="7.477cm" svg:x2="8.747cm" svg:y2="7.477cm">
          <text:p/>
        </draw:line>
        <draw:line draw:style-name="gr10" draw:text-style-name="P2" draw:layer="layout" svg:x1="7.731cm" svg:y1="16.24cm" svg:x2="16.24cm" svg:y2="16.367cm">
          <text:p/>
        </draw:line>
        <draw:line draw:style-name="gr9" draw:text-style-name="P2" draw:layer="layout" svg:x1="7.985cm" svg:y1="18.526cm" svg:x2="16.24cm" svg:y2="18.526cm">
          <text:p/>
        </draw:line>
        <draw:line draw:style-name="gr10" draw:text-style-name="P2" draw:layer="layout" svg:x1="27.035cm" svg:y1="15.097cm" svg:x2="27.035cm" svg:y2="12.049cm">
          <text:p/>
        </draw:line>
        <draw:line draw:style-name="gr9" draw:text-style-name="P2" draw:layer="layout" svg:x1="25.638cm" svg:y1="14.97cm" svg:x2="25.638cm" svg:y2="11.922cm">
          <text:p/>
        </draw:line>
        <draw:frame draw:style-name="gr11" draw:text-style-name="P3" draw:layer="layout" svg:width="6.272cm" svg:height="1.356cm" svg:x="23.098cm" svg:y="15.392cm">
          <draw:text-box>
            <text:p text:style-name="P2"><text:span text:style-name="T1">Port 3000 { }</text:span></text:p>
          </draw:text-box>
        </draw:frame>
        <draw:frame draw:style-name="gr12" draw:text-style-name="P4" draw:layer="layout" svg:width="1.84cm" svg:height="1.047cm" svg:x="27.289cm" svg:y="12.907cm">
          <draw:text-box>
            <text:p><text:span text:style-name="T2">http</text:span></text:p>
          </draw:text-box>
        </draw:frame>
        <draw:frame draw:style-name="gr13" draw:text-style-name="P4" draw:layer="layout" svg:width="1.954cm" svg:height="1.047cm" svg:x="23.479cm" svg:y="12.911cm">
          <draw:text-box>
            <text:p><text:span text:style-name="T2">json</text:span></text:p>
          </draw:text-box>
        </draw:frame>
        <draw:frame draw:style-name="gr12" draw:text-style-name="P4" draw:layer="layout" svg:width="1.84cm" svg:height="1.047cm" svg:x="11.668cm" svg:y="4.81cm">
          <draw:text-box>
            <text:p><text:span text:style-name="T2">http</text:span></text:p>
          </draw:text-box>
        </draw:frame>
        <draw:frame draw:style-name="gr14" draw:text-style-name="P4" draw:layer="layout" svg:width="8.613cm" svg:height="1.047cm" svg:x="8.493cm" svg:y="7.954cm">
          <draw:text-box>
            <text:p><text:span text:style-name="T2">Json / html, js, css, img </text:span></text:p>
          </draw:text-box>
        </draw:frame>
        <draw:frame draw:style-name="gr15" draw:text-style-name="P4" draw:layer="layout" svg:width="2.547cm" svg:height="1.047cm" svg:x="11.541cm" svg:y="14.939cm">
          <draw:text-box>
            <text:p><text:span text:style-name="T2">Query</text:span></text:p>
          </draw:text-box>
        </draw:frame>
        <draw:frame draw:style-name="gr16" draw:text-style-name="P4" draw:layer="layout" svg:width="2.665cm" svg:height="1.047cm" svg:x="11.16cm" svg:y="18.876cm">
          <draw:text-box>
            <text:p><text:span text:style-name="T2">Result</text:span></text:p>
          </draw:text-box>
        </draw:frame>
        <draw:frame draw:style-name="gr2" draw:text-style-name="P1" draw:layer="layout" svg:width="4.874cm" svg:height="1.905cm" svg:x="17.216cm" svg:y="18.891cm">
          <draw:image xlink:href="Pictures/100000EB0000477E00001BF282B32106F31251B4.svg" xlink:type="simple" xlink:show="embed" xlink:actuate="onLoad">
            <text:p/>
          </draw:image>
          <draw:image xlink:href="Pictures/10000201000002B40000010EEDFF1CE380A254C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461cm" fo:page-height="22.1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5T18:48:58.667624220</meta:creation-date>
    <dc:date>2015-12-25T19:41:14.232284588</dc:date>
    <meta:editing-duration>PT52M7S</meta:editing-duration>
    <meta:editing-cycles>19</meta:editing-cycles>
    <meta:generator>LibreOffice/5.0.3.2$Linux_X86_64 LibreOffice_project/00m0$Build-2</meta:generator>
    <meta:document-statistic meta:object-count="26"/>
  </office:meta>
</office:document-meta>
</file>